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humanidad sueña con estadios mejores en donde se superen definitivamente los conflictos. ?cual es la posibilidad de que unos valores considerados como superadores se establezcan en las mayorías para así constituir cambios de toda la sociedad? </text:p>
      <text:p text:style-name="Standard"/>
      <text:p text:style-name="Standard">?Cuales son los actores?, medios de comunicación </text:p>
      <text:p text:style-name="Standard"/>
      <text:p text:style-name="Standard">Finalizado el plantemamiento teorico nos acercaresmos a movimientos denominados contraculturales como los provos holandeses, la generacion beat, los hippies, las izquierdas y guerrillas nacionalistas en latinoamerica y finalmente los movimientos de la red como el software libre, The Pirate Bay, Wikileaks y annonymous.</text:p>
      <text:p text:style-name="Standard"/>
      <text:p text:style-name="Standard">Palabras Claves: razón, progreso, desarrollo, irracionalismo, formación de la voluntad colectiva, sociología del conocimiento, inspiradores de modelos de conducta, medios de comunicacion, transformando la conciencia, indignado, indiferencia.</text:p>
      <text:p text:style-name="Standard"/>
      <text:p text:style-name="Standard">Edad de oro (Griegos)</text:p>
      <text:p text:style-name="Standard">Milenarismo (Religión)</text:p>
      <text:p text:style-name="Standard">El buen salvaje. Fray Juan de Sagun. Vasco de Quiroga. Utopistas XVI, XVII, XVIII. Michoacan Hospitales Pueblo (---&gt;Carlos V). Paraguay XVII y XVIII (1610-1777). Ciudad del sol de Campanela</text:p>
      <text:p text:style-name="Standard"/>
      <text:p text:style-name="Standard">Bibliografia</text:p>
      <text:p text:style-name="Standard">Utopia, Tomas Mo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2-16T20:34:07</meta:creation-date>
    <dc:date>2013-04-01T13:45:32</dc:date>
    <meta:editing-duration>PT2H5M31S</meta:editing-duration>
    <meta:editing-cycles>7</meta:editing-cycles>
    <meta:generator>LibreOffice/3.5$Linux_X86_64 LibreOffice_project/350m1$Build-2</meta:generator>
    <meta:document-statistic meta:table-count="0" meta:image-count="0" meta:object-count="0" meta:page-count="1" meta:paragraph-count="9" meta:word-count="154" meta:character-count="1117" meta:non-whitespace-character-count="971"/>
  </office:meta>
</office:document-meta>
</file>